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middle" draw:auto-grow-height="false" fo:min-height="0.827cm" fo:min-width="0.976cm"/>
    </style:style>
    <style:style style:name="gr2" style:family="graphic" style:parent-style-name="standard">
      <style:graphic-properties draw:fill="solid" draw:fill-color="#ffe994" draw:textarea-horizontal-align="justify" draw:textarea-vertical-align="middle" draw:auto-grow-height="false" fo:min-height="2.655cm" fo:min-width="2.174cm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356cm" draw:marker-end-width="0.356cm" draw:fill="none" draw:textarea-horizontal-align="justify" draw:textarea-vertical-align="middle" draw:auto-grow-height="false" fo:min-height="3.966cm" fo:min-width="8.415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standard">
      <style:graphic-properties draw:fill="solid" draw:fill-color="#ffe994" draw:textarea-horizontal-align="justify" draw:textarea-vertical-align="middle" draw:auto-grow-height="false" fo:min-height="2.655cm" fo:min-width="2.148cm"/>
    </style:style>
    <style:style style:name="gr6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0.577cm"/>
    </style:style>
    <style:style style:name="gr8" style:family="graphic" style:parent-style-name="standard">
      <style:graphic-properties draw:stroke="none" draw:fill="none" fo:min-height="0.475cm"/>
    </style:style>
    <style:style style:name="gr9" style:family="graphic" style:parent-style-name="standard">
      <style:graphic-properties draw:textarea-horizontal-align="justify" draw:textarea-vertical-align="middle" draw:auto-grow-height="false" fo:min-height="0.666cm" fo:min-width="1.159cm"/>
    </style:style>
    <style:style style:name="gr10" style:family="graphic" style:parent-style-name="standard">
      <style:graphic-properties draw:stroke="none" draw:fill="none" fo:min-height="0.637cm"/>
    </style:style>
    <style:style style:name="gr11" style:family="graphic" style:parent-style-name="objectwithoutfill">
      <style:graphic-properties svg:stroke-width="0.051cm" svg:stroke-color="#000000" draw:marker-start="Arrow" draw:marker-start-width="0.152cm" draw:marker-end="" draw:marker-end-width="0.152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319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0.198cm" fo:min-width="4.499cm"/>
    </style:style>
    <style:style style:name="gr14" style:family="graphic" style:parent-style-name="standard">
      <style:graphic-properties draw:textarea-horizontal-align="justify" draw:textarea-vertical-align="middle" draw:auto-grow-height="false" fo:min-height="0.42cm" fo:min-width="0cm"/>
    </style:style>
    <style:style style:name="gr15" style:family="graphic" style:parent-style-name="standard">
      <style:graphic-properties draw:stroke="none" draw:fill="none" fo:min-height="0.33cm"/>
    </style:style>
    <style:style style:name="gr16" style:family="graphic" style:parent-style-name="standard">
      <style:graphic-properties draw:fill="solid" draw:fill-color="#ff7b59" draw:textarea-horizontal-align="justify" draw:textarea-vertical-align="middle" draw:auto-grow-height="false" fo:min-height="0.181cm" fo:min-width="2.689cm"/>
    </style:style>
    <style:style style:name="gr17" style:family="graphic" style:parent-style-name="standard">
      <style:graphic-properties draw:fill="solid" draw:fill-color="#ff7b59" draw:textarea-horizontal-align="justify" draw:textarea-vertical-align="middle" draw:auto-grow-height="false" fo:min-height="0.18cm" fo:min-width="2.689cm"/>
    </style:style>
    <style:style style:name="gr18" style:family="graphic" style:parent-style-name="standard">
      <style:graphic-properties draw:fill="solid" draw:fill-color="#ff7b59" draw:textarea-horizontal-align="justify" draw:textarea-vertical-align="middle" draw:auto-grow-height="false" fo:min-height="0.182cm" fo:min-width="2.68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/>
      <style:text-properties fo:font-size="14pt" fo:font-weight="bold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e994"/>
      <style:paragraph-properties fo:text-align="center"/>
      <style:text-properties fo:font-size="14pt" fo:font-weight="bold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/>
      <style:text-properties fo:font-weight="normal" style:font-weight-asian="normal" style:font-weight-complex="normal"/>
    </style:style>
    <style:style style:name="P10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ff7b59"/>
      <style:paragraph-properties fo:text-align="center"/>
      <style:text-properties fo:font-size="9pt" fo:font-weight="bold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9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476cm" svg:height="1.077cm" svg:x="28.675cm" svg:y="12.997cm">
          <text:p text:style-name="P1"><text:span text:style-name="T1">Team 0</text:span></text:p>
          <text:p text:style-name="P1"><text:span text:style-name="T2">Waiting</text:span></text:p>
          <text:p text:style-name="P1"><text:span text:style-name="T2">For</text:span><text:span text:style-name="T3"> </text:span><text:span text:style-name="T2">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76cm" svg:height="1.077cm" svg:x="28.675cm" svg:y="14.287cm">
          <text:p text:style-name="P1"><text:span text:style-name="T1">Team 1</text:span></text:p>
          <text:p text:style-name="P3"><text:span text:style-name="T2">Bus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476cm" svg:height="1.077cm" svg:x="28.675cm" svg:y="15.61cm">
          <text:p text:style-name="P1"><text:span text:style-name="T1">Team 2</text:span></text:p>
          <text:p text:style-name="P3"><text:span text:style-name="T2">Waiting</text:span></text:p>
          <text:p text:style-name="P3"><text:span text:style-name="T2">For 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476cm" svg:height="1.077cm" svg:x="28.675cm" svg:y="16.9cm">
          <text:p text:style-name="P1"><text:span text:style-name="T1">Team 3</text:span></text:p>
          <text:p text:style-name="P3"><text:span text:style-name="T2">Returning</text:span><text:span text:style-name="T2"><text:line-break/></text:span><text:span text:style-name="T2"> Resul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74cm" svg:height="2.905cm" svg:x="18.907cm" svg:y="13.9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017cm" svg:height="4.318cm" svg:x="18.018cm" svg:y="13.37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418cm" svg:height="0.725cm" svg:x="21.004cm" svg:y="17.569cm">
          <draw:text-box>
            <text:p text:style-name="P1"><text:span text:style-name="T4">Korali Engine</text:span></text:p>
          </draw:text-box>
        </draw:frame>
        <draw:custom-shape draw:style-name="gr5" draw:text-style-name="P4" draw:layer="layout" svg:width="2.648cm" svg:height="2.905cm" svg:x="23.733cm" svg:y="13.997cm"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26.023cm" svg:y1="14.62cm" svg:x2="28.675cm" svg:y2="13.535cm" draw:start-shape="id1" draw:end-shape="id2" draw:end-glue-point="3" svg:d="M26023 14620c1989 0 663-1085 2652-1085" svg:viewBox="0 0 2653 1086">
          <text:p/>
        </draw:connector>
        <draw:frame draw:style-name="gr7" draw:text-style-name="P7" draw:layer="layout" svg:width="3.729cm" svg:height="0.827cm" svg:x="18.548cm" svg:y="16.81cm">
          <draw:text-box>
            <text:p><text:span text:style-name="T6">Solver Method</text:span></text:p>
          </draw:text-box>
        </draw:frame>
        <draw:frame draw:style-name="gr8" draw:text-style-name="P7" draw:layer="layout" svg:width="3.645cm" svg:height="0.725cm" svg:x="23.209cm" svg:y="16.811cm">
          <draw:text-box>
            <text:p><text:span text:style-name="T6">Parallel Conduit</text:span></text:p>
          </draw:text-box>
        </draw:frame>
        <draw:custom-shape draw:style-name="gr9" draw:text-style-name="P8" draw:layer="layout" svg:width="1.659cm" svg:height="0.916cm" svg:x="19.464cm" svg:y="14.162cm">
          <text:p text:style-name="P1"><text:span text:style-name="T7">Sample</text:span></text:p>
          <text:p text:style-name="P1"><text:span text:style-name="T7">Generato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659cm" svg:height="0.916cm" svg:x="19.464cm" svg:y="15.862cm">
          <text:p text:style-name="P1"><text:span text:style-name="T7">Statistical</text:span></text:p>
          <text:p text:style-name="P1"><text:span text:style-name="T7">Method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" draw:id="id1" draw:layer="layout" svg:width="1.659cm" svg:height="0.916cm" svg:x="24.364cm" svg:y="14.162cm">
          <text:p text:style-name="P1"><text:span text:style-name="T7">Work</text:span></text:p>
          <text:p text:style-name="P1"><text:span text:style-name="T7">Distribution</text:span></text:p>
          <text:p text:style-name="P1"><text:span text:style-name="T7">Engin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1.659cm" svg:height="0.916cm" svg:x="24.364cm" svg:y="15.871cm">
          <text:p text:style-name="P1"><text:span text:style-name="T7">Fitness</text:span></text:p>
          <text:p text:style-name="P1"><text:span text:style-name="T7">Evaluatio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s" svg:x1="21.123cm" svg:y1="14.507cm" svg:x2="24.364cm" svg:y2="14.52cm" svg:d="M21123 14507l2739 13h502" svg:viewBox="0 0 3242 14">
          <text:p/>
        </draw:connector>
        <draw:connector draw:style-name="gr6" draw:text-style-name="P5" draw:layer="layout" draw:type="lines" svg:x1="21.131cm" svg:y1="14.314cm" svg:x2="24.372cm" svg:y2="14.327cm" svg:d="M21131 14314l2739 13h502" svg:viewBox="0 0 3242 14">
          <text:p/>
        </draw:connector>
        <draw:connector draw:style-name="gr6" draw:text-style-name="P5" draw:layer="layout" draw:type="lines" svg:x1="21.119cm" svg:y1="14.721cm" svg:x2="24.36cm" svg:y2="14.734cm" svg:d="M21119 14721l2739 13h502" svg:viewBox="0 0 3242 14">
          <text:p/>
        </draw:connector>
        <draw:connector draw:style-name="gr6" draw:text-style-name="P5" draw:layer="layout" draw:type="lines" svg:x1="21.127cm" svg:y1="14.918cm" svg:x2="24.368cm" svg:y2="14.931cm" svg:d="M21127 14918l2739 13h502" svg:viewBox="0 0 3242 14">
          <text:p/>
        </draw:connector>
        <draw:frame draw:style-name="gr10" draw:text-style-name="P9" draw:layer="layout" svg:width="2.186cm" svg:height="0.887cm" svg:x="21.647cm" svg:y="13.854cm">
          <draw:text-box>
            <text:p><text:span text:style-name="T8">Sample Data</text:span></text:p>
          </draw:text-box>
        </draw:frame>
        <draw:connector draw:style-name="gr6" draw:text-style-name="P5" draw:layer="layout" draw:type="curve" svg:x1="26.023cm" svg:y1="14.62cm" svg:x2="28.675cm" svg:y2="16.148cm" draw:start-shape="id1" draw:start-glue-point="1" draw:end-shape="id3" draw:end-glue-point="3" svg:d="M26023 14620c1989 0 663 1528 2652 1528" svg:viewBox="0 0 2653 1529">
          <text:p/>
        </draw:connector>
        <draw:connector draw:style-name="gr6" draw:text-style-name="P5" draw:layer="layout" draw:type="curve" svg:x1="28.675cm" svg:y1="17.438cm" svg:x2="26.023cm" svg:y2="16.329cm" draw:start-shape="id4" draw:start-glue-point="3" draw:end-shape="id5" draw:end-glue-point="1" svg:d="M28675 17438c-1989 0-663-1109-2652-1109" svg:viewBox="0 0 2653 1110">
          <text:p/>
        </draw:connector>
        <draw:connector draw:style-name="gr11" draw:text-style-name="P5" draw:layer="layout" draw:type="lines" svg:x1="21.111cm" svg:y1="16.246cm" svg:x2="24.352cm" svg:y2="16.259cm" svg:d="M21111 16246l3241 13" svg:viewBox="0 0 3242 14">
          <text:p/>
        </draw:connector>
        <draw:connector draw:style-name="gr11" draw:text-style-name="P5" draw:layer="layout" draw:type="lines" svg:x1="21.119cm" svg:y1="16.053cm" svg:x2="24.36cm" svg:y2="16.066cm" svg:d="M21119 16053l3241 13" svg:viewBox="0 0 3242 14">
          <text:p/>
        </draw:connector>
        <draw:connector draw:style-name="gr11" draw:text-style-name="P5" draw:layer="layout" draw:type="lines" svg:x1="21.107cm" svg:y1="16.46cm" svg:x2="24.348cm" svg:y2="16.473cm" svg:d="M21107 16460l3241 13" svg:viewBox="0 0 3242 14">
          <text:p/>
        </draw:connector>
        <draw:connector draw:style-name="gr11" draw:text-style-name="P5" draw:layer="layout" draw:type="lines" svg:x1="21.115cm" svg:y1="16.657cm" svg:x2="24.356cm" svg:y2="16.67cm" svg:d="M21115 16657l3241 13" svg:viewBox="0 0 3242 14">
          <text:p/>
        </draw:connector>
        <draw:frame draw:style-name="gr12" draw:text-style-name="P9" draw:layer="layout" svg:width="1.905cm" svg:height="0.569cm" svg:x="21.801cm" svg:y="15.578cm">
          <draw:text-box>
            <text:p><text:span text:style-name="T8"><text:s/></text:span><text:span text:style-name="T8">Fitness</text:span></text:p>
          </draw:text-box>
        </draw:frame>
        <draw:custom-shape draw:style-name="gr13" draw:text-style-name="P10" draw:layer="layout" svg:width="4.999cm" svg:height="0.448cm" draw:transform="rotate (-1.5707963267949) translate (33.912cm 13cm)">
          <text:p text:style-name="P1"><text:span text:style-name="T6">Computational Mod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81cm" svg:height="0.765cm" svg:x="20.077cm" svg:y="15.0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9" draw:layer="layout" svg:width="2.673cm" svg:height="0.58cm" svg:x="18.944cm" svg:y="15.179cm">
          <draw:text-box>
            <text:p><text:span text:style-name="T8"><text:s/></text:span><text:span text:style-name="T8">Statistical Data</text:span></text:p>
          </draw:text-box>
        </draw:frame>
        <draw:custom-shape draw:style-name="gr16" draw:text-style-name="P11" draw:layer="layout" svg:width="3.189cm" svg:height="0.431cm" svg:x="30.152cm" svg:y="12.997cm">
          <text:p text:style-name="P1"><text:span text:style-name="T9">Rank 0 (Core 0)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189cm" svg:height="0.43cm" svg:x="30.152cm" svg:y="13.642cm">
          <text:p text:style-name="P1"><text:span text:style-name="T9">Rank 1 (Core 1)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189cm" svg:height="0.431cm" svg:x="30.152cm" svg:y="14.287cm">
          <text:p text:style-name="P1"><text:span text:style-name="T9">Rank 0 (Core 2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189cm" svg:height="0.432cm" svg:x="30.152cm" svg:y="14.938cm">
          <text:p text:style-name="P1"><text:span text:style-name="T9">Rank 1 (Core 3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189cm" svg:height="0.432cm" svg:x="30.152cm" svg:y="15.617cm">
          <text:p text:style-name="P1"><text:span text:style-name="T9">Rank 0 (Core 4)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189cm" svg:height="0.431cm" svg:x="30.152cm" svg:y="16.256cm">
          <text:p text:style-name="P1"><text:span text:style-name="T9">Rank 1 (Core 5)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189cm" svg:height="0.431cm" svg:x="30.152cm" svg:y="16.9cm">
          <text:p text:style-name="P1"><text:span text:style-name="T9">Rank 0 (Core 7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189cm" svg:height="0.432cm" svg:x="30.152cm" svg:y="17.544cm">
          <text:p text:style-name="P1"><text:span text:style-name="T9">Rank 1 (Core 8)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186cm" svg:height="0.887cm" svg:x="26.954cm" svg:y="13.029cm">
          <draw:text-box>
            <text:p><text:span text:style-name="T8">Arguments</text:span></text:p>
          </draw:text-box>
        </draw:frame>
        <draw:frame draw:style-name="gr10" draw:text-style-name="P9" draw:layer="layout" svg:width="2.186cm" svg:height="0.887cm" svg:x="27.347cm" svg:y="17.356cm">
          <draw:text-box>
            <text:p><text:span text:style-name="T8">Results</text:span></text:p>
          </draw:text-box>
        </draw:frame>
        <draw:frame draw:style-name="gr10" draw:text-style-name="P9" draw:layer="layout" svg:width="2.186cm" svg:height="0.887cm" svg:x="26.973cm" svg:y="16.111cm">
          <draw:text-box>
            <text:p><text:span text:style-name="T8">Argu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1:08:48.488000000</meta:creation-date>
    <dc:date>2019-06-07T19:27:55.524000000</dc:date>
    <meta:editing-duration>P1DT2H22M10S</meta:editing-duration>
    <meta:editing-cycles>22</meta:editing-cycles>
    <meta:generator>LibreOffice/6.1.2.1$Windows_X86_64 LibreOffice_project/65905a128db06ba48db947242809d14d3f9a93fe</meta:generator>
    <meta:document-statistic meta:object-count="41"/>
  </office:meta>
</office:document-meta>
</file>